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Heading_20_1">
      <style:text-properties fo:color="#c9211e"/>
    </style:style>
    <style:style style:name="P3" style:family="paragraph" style:parent-style-name="Preformatted_20_Text" style:list-style-name="L2"/>
    <style:style style:name="P4" style:family="paragraph" style:parent-style-name="Preformatted_20_Text" style:list-style-name="L2">
      <style:paragraph-properties fo:margin-top="0in" fo:margin-bottom="0.1965in" loext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P2" text:outline-level="1">📘 PHP Functions </text:h>
      <text:p text:style-name="Horizontal_20_Line"/>
      <text:h text:style-name="Heading_20_2" text:outline-level="2">1️⃣ What is a Function?</text:h>
      <text:list xml:id="list3996210242" text:style-name="L1">
        <text:list-item>
          <text:p text:style-name="P5">A <text:span text:style-name="Strong_20_Emphasis">function</text:span> is a block of code that performs a <text:span text:style-name="Strong_20_Emphasis">specific task</text:span>.</text:p>
        </text:list-item>
        <text:list-item>
          <text:p text:style-name="P5">Once defined, it can be <text:span text:style-name="Strong_20_Emphasis">reused</text:span> multiple times.</text:p>
        </text:list-item>
        <text:list-item>
          <text:p text:style-name="P5"><text:span text:style-name="Strong_20_Emphasis">Analogy:</text:span> Like a water filter – set once, use anytime.</text:p>
        </text:list-item>
      </text:list>
      <text:p text:style-name="Horizontal_20_Line"/>
      <text:h text:style-name="Heading_20_2" text:outline-level="2">2️⃣ Types of Functions in PHP</text:h>
      <text:list xml:id="list1434458436" text:style-name="L2">
        <text:list-item>
          <text:p text:style-name="P6"><text:span text:style-name="Strong_20_Emphasis">Built-in Functions:</text:span></text:p>
          <text:list>
            <text:list-item>
              <text:p text:style-name="P6">Predefined by PHP.</text:p>
            </text:list-item>
            <text:list-item>
              <text:p text:style-name="P6">Example: <text:span text:style-name="Source_20_Text">strlen()</text:span>, <text:span text:style-name="Source_20_Text">strtoupper()</text:span>, <text:span text:style-name="Source_20_Text">date()</text:span></text:p>
            </text:list-item>
          </text:list>
        </text:list-item>
        <text:list-item>
          <text:p text:style-name="P6"><text:span text:style-name="Strong_20_Emphasis">User-defined Functions:</text:span></text:p>
          <text:list>
            <text:list-item>
              <text:p text:style-name="P6">Functions created by the programmer.</text:p>
            </text:list-item>
            <text:list-item>
              <text:p text:style-name="P6">Syntax:</text:p>
              <text:p text:style-name="P3"><text:span text:style-name="Source_20_Text">function functionName() {</text:span></text:p>
              <text:p text:style-name="P3"><text:span text:style-name="Source_20_Text"><text:s text:c="4"/>// code</text:span></text:p>
              <text:p text:style-name="P4"><text:span text:style-name="Source_20_Text">}</text:span></text:p>
            </text:list-item>
          </text:list>
        </text:list-item>
      </text:list>
      <text:p text:style-name="Horizontal_20_Line"/>
      <text:h text:style-name="Heading_20_2" text:outline-level="2">3️⃣ Built-in Function Examples</text:h>
      <text:list xml:id="list346651569" text:style-name="L3">
        <text:list-item>
          <text:p text:style-name="P7"><text:span text:style-name="Strong_20_Emphasis"><text:span text:style-name="Source_20_Text">strlen()</text:span></text:span> – Get string length</text:p>
        </text:list-item>
      </text:list>
      <text:p text:style-name="P1"><text:span text:style-name="Source_20_Text">strlen("Programming"); // 11</text:span></text:p>
      <text:list xml:id="list202674194" text:style-name="L4">
        <text:list-item>
          <text:p text:style-name="P8"><text:span text:style-name="Strong_20_Emphasis"><text:span text:style-name="Source_20_Text">strtoupper()</text:span></text:span> – Convert to uppercase</text:p>
        </text:list-item>
      </text:list>
      <text:p text:style-name="P1"><text:span text:style-name="Source_20_Text">strtoupper("php"); // "PHP"</text:span></text:p>
      <text:list xml:id="list445385388" text:style-name="L5">
        <text:list-item>
          <text:p text:style-name="P9"><text:span text:style-name="Strong_20_Emphasis"><text:span text:style-name="Source_20_Text">date()</text:span></text:span> – Current date</text:p>
        </text:list-item>
      </text:list>
      <text:p text:style-name="P1"><text:span text:style-name="Source_20_Text">date("Y-m-d"); // e.g., "2025-09-22"</text:span></text:p>
      <text:p text:style-name="Horizontal_20_Line"/>
      <text:h text:style-name="Heading_20_2" text:outline-level="2"><text:soft-page-break/>4️⃣ User-defined Functions</text:h>
      <text:p text:style-name="Text_20_body"><text:span text:style-name="Strong_20_Emphasis">Syntax:</text:span></text:p>
      <text:p text:style-name="Preformatted_20_Text"><text:span text:style-name="Source_20_Text">function greet() {</text:span></text:p>
      <text:p text:style-name="Preformatted_20_Text"><text:span text:style-name="Source_20_Text"><text:s text:c="4"/>echo "Hello!";</text:span></text:p>
      <text:p text:style-name="Preformatted_20_Text"><text:span text:style-name="Source_20_Text">}</text:span></text:p>
      <text:p text:style-name="P1"><text:span text:style-name="Source_20_Text">greet(); // call function</text:span></text:p>
      <text:p text:style-name="Horizontal_20_Line"/>
      <text:h text:style-name="Heading_20_3" text:outline-level="3">4.1 Functions with Parameters</text:h>
      <text:p text:style-name="Preformatted_20_Text"><text:span text:style-name="Source_20_Text">function sayHello($name) {</text:span></text:p>
      <text:p text:style-name="Preformatted_20_Text"><text:span text:style-name="Source_20_Text"><text:s text:c="4"/>echo "Hello, $name!";</text:span></text:p>
      <text:p text:style-name="Preformatted_20_Text"><text:span text:style-name="Source_20_Text">}</text:span></text:p>
      <text:p text:style-name="P1"><text:span text:style-name="Source_20_Text">sayHello("Nirmala"); // "Hello, Nirmala!"</text:span></text:p>
      <text:list xml:id="list1251286240" text:style-name="L6">
        <text:list-item>
          <text:p text:style-name="P10"><text:span text:style-name="Strong_20_Emphasis">Parameter:</text:span> Input passed to function.</text:p>
        </text:list-item>
      </text:list>
      <text:p text:style-name="Horizontal_20_Line"/>
      <text:h text:style-name="Heading_20_3" text:outline-level="3">4.2 Functions with Return Values</text:h>
      <text:p text:style-name="Preformatted_20_Text"><text:span text:style-name="Source_20_Text">function add($a, $b) {</text:span></text:p>
      <text:p text:style-name="Preformatted_20_Text"><text:span text:style-name="Source_20_Text"><text:s text:c="4"/>return $a + $b;</text:span></text:p>
      <text:p text:style-name="Preformatted_20_Text"><text:span text:style-name="Source_20_Text">}</text:span></text:p>
      <text:p text:style-name="P1"><text:span text:style-name="Source_20_Text">echo add(10, 20); // 30</text:span></text:p>
      <text:list xml:id="list1201070377" text:style-name="L7">
        <text:list-item>
          <text:p text:style-name="P11"><text:span text:style-name="Strong_20_Emphasis">Return value:</text:span> Output sent back from function.</text:p>
        </text:list-item>
      </text:list>
      <text:p text:style-name="Horizontal_20_Line"/>
      <text:h text:style-name="Heading_20_3" text:outline-level="3">4.3 Functions with Multiple Parameters</text:h>
      <text:p text:style-name="Preformatted_20_Text"><text:span text:style-name="Source_20_Text">function area($length, $width) {</text:span></text:p>
      <text:p text:style-name="Preformatted_20_Text"><text:span text:style-name="Source_20_Text"><text:s text:c="4"/>return $length * $width;</text:span></text:p>
      <text:p text:style-name="Preformatted_20_Text"><text:span text:style-name="Source_20_Text">}</text:span></text:p>
      <text:p text:style-name="P1"><text:span text:style-name="Source_20_Text">echo area(5, 10); // 50</text:span></text:p>
      <text:p text:style-name="Horizontal_20_Line"/>
      <text:h text:style-name="Heading_20_2" text:outline-level="2">5️⃣ Why Use Functions?</text:h>
      <text:list xml:id="list3741394866" text:style-name="L8">
        <text:list-item>
          <text:p text:style-name="P12"><text:span text:style-name="Strong_20_Emphasis">Reusability:</text:span> Use code multiple times.</text:p>
        </text:list-item>
        <text:list-item>
          <text:p text:style-name="P12"><text:span text:style-name="Strong_20_Emphasis">Organization:</text:span> Makes code readable and clean.</text:p>
        </text:list-item>
        <text:list-item>
          <text:p text:style-name="P12"><text:span text:style-name="Strong_20_Emphasis">Easy Debugging:</text:span> Errors are easier to fix.</text:p>
        </text:list-item>
        <text:list-item>
          <text:p text:style-name="P12"><text:span text:style-name="Strong_20_Emphasis">Maintainable:</text:span> Good for large projects.</text:p>
        </text:list-item>
      </text:list>
      <text:p text:style-name="Horizontal_20_Line"/>
      <text:h text:style-name="Heading_20_2" text:outline-level="2"><text:soft-page-break/>✅ Summary</text:h>
      <text:list xml:id="list500598457" text:style-name="L9">
        <text:list-item>
          <text:p text:style-name="P13"><text:span text:style-name="Strong_20_Emphasis">Function = Reusable code block</text:span></text:p>
        </text:list-item>
        <text:list-item>
          <text:p text:style-name="P13">Types: <text:span text:style-name="Strong_20_Emphasis">Built-in</text:span> &amp; <text:span text:style-name="Strong_20_Emphasis">User-defined</text:span></text:p>
        </text:list-item>
        <text:list-item>
          <text:p text:style-name="P13"><text:span text:style-name="Strong_20_Emphasis">Parameters</text:span> = inputs, <text:span text:style-name="Strong_20_Emphasis">Return</text:span> = output</text:p>
        </text:list-item>
        <text:list-item>
          <text:p text:style-name="P13">Makes code <text:span text:style-name="Strong_20_Emphasis">clean, reusable, and organize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22T22:15:00.382000000</meta:creation-date>
    <dc:date>2025-09-23T14:59:15.355000000</dc:date>
    <meta:editing-duration>PT19M5S</meta:editing-duration>
    <meta:editing-cycles>2</meta:editing-cycles>
    <meta:generator>Neat_Office/6.2.8.2$Windows_x86 LibreOffice_project/</meta:generator>
    <meta:document-statistic meta:table-count="0" meta:image-count="0" meta:object-count="0" meta:page-count="3" meta:paragraph-count="55" meta:word-count="245" meta:character-count="1476" meta:non-whitespace-character-count="1286"/>
  </office:meta>
</office:document-meta>
</file>